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3.89cm" svg:height="0.98cm" svg:x="1.914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3.644cm" svg:height="0.98cm" svg:x="1.579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697cm" svg:height="1.322cm" svg:x="1.796cm" svg:y="12.256cm">
          <text:p text:style-name="P1"><text:span text:style-name="T1">[возможны</text:span></text:p>
          <text:p text:style-name="P1"><text:span text:style-name="T1">расширения]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5.541cm" svg:height="4.311cm" svg:x="2.042cm" svg:y="1.556cm">
            <text:p text:style-name="P1">УДТО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4.091cm" svg:y="2.412cm">
            <text:p text:style-name="P1"/>
            <text:p text:style-name="P1">БД</text:p>
            <text:p text:style-name="P1">УДТО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8" draw:text-style-name="P1" draw:layer="layout" svg:x1="7.592cm" svg:y1="3.739cm" svg:x2="8.541cm" svg:y2="3.739cm">
            <text:p/>
          </draw:line>
          <draw:line draw:style-name="gr8" draw:text-style-name="P1" draw:layer="layout" svg:x1="11.849cm" svg:y1="3.538cm" svg:x2="14.149cm" svg:y2="3.538cm">
            <text:p/>
          </draw:line>
          <draw:line draw:style-name="gr8" draw:text-style-name="P1" draw:layer="layout" svg:x1="15.472cm" svg:y1="4.659cm" svg:x2="15.53cm" svg:y2="5.723cm">
            <text:p/>
          </draw:line>
        </draw:g>
      </draw:page>
      <draw:page draw:name="page3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1" draw:layer="layout" svg:width="17.146cm" svg:height="4.311cm" svg:x="1.593cm" svg:y="7.194cm">
            <text:p text:style-name="P1">УДТО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УДТО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7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</text:p>
          <text:p text:style-name="P1">портала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5.301cm" svg:y1="12.944cm" svg:x2="5.301cm" svg:y2="11.543cm">
          <text:p/>
        </draw:line>
        <draw:line draw:style-name="gr8" draw:text-style-name="P1" draw:layer="layout" svg:x1="5.26cm" svg:y1="15.068cm" svg:x2="5.26cm" svg:y2="17.811cm">
          <text:p/>
        </draw:line>
        <draw:line draw:style-name="gr8" draw:text-style-name="P1" draw:layer="layout" svg:x1="9.355cm" svg:y1="19.395cm" svg:x2="7.551cm" svg:y2="19.392cm">
          <text:p/>
        </draw:line>
        <draw:line draw:style-name="gr8" draw:text-style-name="P1" draw:layer="layout" svg:x1="10.465cm" svg:y1="20.505cm" svg:x2="10.465cm" svg:y2="23.576cm">
          <text:p/>
        </draw:line>
        <draw:line draw:style-name="gr8" draw:text-style-name="P1" draw:layer="layout" svg:x1="8.103cm" svg:y1="25.136cm" svg:x2="6.756cm" svg:y2="25.136cm">
          <text:p/>
        </draw:line>
        <draw:line draw:style-name="gr8" draw:text-style-name="P1" draw:layer="layout" svg:x1="11.741cm" svg:y1="19.419cm" svg:x2="12.709cm" svg:y2="19.419cm">
          <text:p/>
        </draw:line>
        <draw:line draw:style-name="gr9" draw:text-style-name="P1" draw:layer="layout" svg:x1="15.359cm" svg:y1="20.94cm" svg:x2="15.359cm" svg:y2="25.909cm">
          <text:p text:style-name="P1">К клиенту...</text:p>
        </draw:line>
      </draw:page>
      <draw:page draw:name="page4" draw:style-name="dp1" draw:master-page-name="Обычный">
        <draw:custom-shape draw:style-name="gr6" draw:text-style-name="P1" draw:layer="layout" svg:width="4.917cm" svg:height="2.773cm" svg:x="3.631cm" svg:y="12.161cm">
          <text:p text:style-name="P1">Модуль</text:p>
          <text:p text:style-name="P1">точки</text:p>
          <text:p text:style-name="P1">входа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366cm" svg:height="2.925cm" svg:x="10.304cm" svg:y="12.136cm">
          <text:p text:style-name="P1">Модуль</text:p>
          <text:p text:style-name="P1">привязки полей </text:p>
          <text:p text:style-name="P1">страницы к </text:p>
          <text:p text:style-name="P1">полям документ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552cm" svg:height="3.231cm" svg:x="10.177cm" svg:y="16.384cm">
          <text:p text:style-name="P1">Модуль</text:p>
          <text:p text:style-name="P1">отрисовки </text:p>
          <text:p text:style-name="P1">страниц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" draw:layer="layout" svg:width="4.962cm" svg:height="2.901cm" svg:x="3.611cm" svg:y="16.638cm">
          <text:p text:style-name="P1">Модуль</text:p>
          <text:p text:style-name="P1">автозаполнения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8.574cm" svg:y1="17.987cm" svg:x2="10.151cm" svg:y2="17.987cm">
          <text:p/>
        </draw:line>
        <draw:line draw:style-name="gr10" draw:text-style-name="P1" draw:layer="layout" svg:x1="13.263cm" svg:y1="15.01cm" svg:x2="13.263cm" svg:y2="16.384cm">
          <text:p/>
        </draw:line>
        <draw:line draw:style-name="gr11" draw:text-style-name="P1" draw:layer="layout" svg:x1="8.548cm" svg:y1="13.56cm" svg:x2="10.278cm" svg:y2="13.56cm">
          <text:p/>
        </draw:line>
        <draw:line draw:style-name="gr12" draw:text-style-name="P1" draw:layer="layout" svg:x1="15.734cm" svg:y1="13.626cm" svg:x2="19.83cm" svg:y2="13.651cm">
          <text:p text:style-name="P1">К серверу..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Linux OpenOffice.org_project/300m9$Build-9358</meta:generator>
    <dc:date>2009-01-27T23:09:56</dc:date>
    <dc:creator>Андрей Ерёменок</dc:creator>
    <meta:editing-duration>PT01H11M04S</meta:editing-duration>
    <meta:editing-cycles>61</meta:editing-cycles>
    <meta:document-statistic meta:object-count="47"/>
    <meta:user-defined meta:name="Поле 1"/>
    <meta:user-defined meta:name="Поле 2"/>
    <meta:user-defined meta:name="Поле 3"/>
    <meta:user-defined meta:name="Поле 4"/>
  </office:meta>
</office:document-meta>
</file>